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quiz 4</presentation:footer-decl>
      <presentation:footer-decl presentation:name="ftr2">CMPTxxxx</presentation:footer-decl>
      <presentation:date-time-decl presentation:name="dtd1" presentation:source="fixed">5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 / Quiz 4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5 Ma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4</text:p>
          </draw:text-box>
        </draw:frame>
        <draw:frame presentation:style-name="pr5" draw:text-style-name="P3" draw:id="id1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id="id2" text:style-name="P3">Describe the <text:span text:style-name="T1">MVC</text:span> design pattern in your own words, including an <text:span text:style-name="T2">example</text:span>.</text:p>
              </text:list-item>
            </text:list>
            <text:list text:style-name="L3">
              <text:list-item>
                <text:p text:id="id3" text:style-name="P3">Describe at least <text:span text:style-name="T2">two</text:span> <text:span text:style-name="T1">drawing</text:span> methods in the <text:span text:style-name="T2">java.awt.Graphics</text:span> API, including <text:span text:style-name="T2">parameters</text:span>.</text:p>
              </text:list-item>
            </text:list>
            <text:list text:style-name="L3">
              <text:list-item>
                <text:p text:id="id4" text:style-name="P3">In <text:span text:style-name="T2">graphics</text:span>, what is the <text:span text:style-name="T1">clip</text:span> region?</text:p>
              </text:list-item>
            </text:list>
            <text:list text:style-name="L3">
              <text:list-item>
                <text:p text:id="id5" text:style-name="P3">What information does a <text:span text:style-name="T1">File</text:span> object hold in Java?</text:p>
              </text:list-item>
            </text:list>
            <text:list text:style-name="L3">
              <text:list-item>
                <text:p text:id="id6" text:style-name="P3">Tell me everything you know about <text:span text:style-name="T1">serialization</text:span> in Ja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4: answers</text:p>
          </draw:text-box>
        </draw:frame>
        <draw:frame presentation:style-name="pr5" draw:text-style-name="P3" draw:id="id7" draw:layer="layout" svg:width="25.199cm" svg:height="14.306cm" svg:x="1.4cm" svg:y="4.507cm" presentation:class="outline" presentation:user-transformed="true">
          <draw:text-box>
            <text:list text:style-name="L3">
              <text:list-item>
                <text:p text:id="id8" text:style-name="P3">Describe the <text:span text:style-name="T1">MVC</text:span> design pattern in your own words, including an <text:span text:style-name="T2">example</text:span>.</text:p>
              </text:list-item>
            </text:list>
            <text:list text:style-name="L3">
              <text:list-item>
                <text:list>
                  <text:list-item>
                    <text:p text:id="id9" text:style-name="P4"><text:span text:style-name="T1">Model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" text:style-name="P5">Data structures and methods to interact with the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" text:style-name="P5">e.g., 2D array of letters for word-searc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" text:style-name="P4"><text:span text:style-name="T1">View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3" text:style-name="P5">Display/output, summary of the data, statistics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4" text:style-name="P5">e.g., Swing labels, text outpu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4"><text:span text:style-name="T1">Controller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5">Input/control from the user or other program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7" text:style-name="P5">e.g., Swing buttons, keyboard inpu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4: answers</text:p>
          </draw:text-box>
        </draw:frame>
        <draw:frame presentation:style-name="pr5" draw:text-style-name="P3" draw:id="id18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id="id19" text:style-name="P3">Describe at least <text:span text:style-name="T2">two</text:span> <text:span text:style-name="T1">drawing</text:span> methods in the <text:span text:style-name="T2">java.awt.Graphics</text:span> API, including <text:span text:style-name="T2">parameters</text:span>.</text:p>
              </text:list-item>
            </text:list>
            <text:list text:style-name="L3">
              <text:list-item>
                <text:list>
                  <text:list-item>
                    <text:p text:id="id20" text:style-name="P4">drawLine, Rect, 3DRect, Oval, fillRect, Polygon, ...</text:p>
                  </text:list-item>
                </text:list>
              </text:list-item>
            </text:list>
            <text:list text:style-name="L3">
              <text:list-item>
                <text:p text:id="id21" text:style-name="P3">In <text:span text:style-name="T2">graphics</text:span>, what is the <text:span text:style-name="T1">clip</text:span> region?</text:p>
              </text:list-item>
            </text:list>
            <text:list text:style-name="L3">
              <text:list-item>
                <text:list>
                  <text:list-item>
                    <text:p text:id="id22" text:style-name="P4">Fragments outside the clip are not drawn</text:p>
                  </text:list-item>
                </text:list>
              </text:list-item>
            </text:list>
            <text:list text:style-name="L3">
              <text:list-item>
                <text:p text:id="id23" text:style-name="P3">What information does a <text:span text:style-name="T1">File</text:span> object hold in Java?</text:p>
              </text:list-item>
            </text:list>
            <text:list text:style-name="L3">
              <text:list-item>
                <text:list>
                  <text:list-item>
                    <text:p text:id="id24" text:style-name="P4">Essentially, just the pathname to the file</text:p>
                  </text:list-item>
                </text:list>
              </text:list-item>
            </text:list>
            <text:list text:style-name="L3">
              <text:list-item>
                <text:p text:id="id25" text:style-name="P3">Tell me everything you know about <text:span text:style-name="T1">serialization</text:span> in Java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background" smil:attributeName="visibility" smil:to="visible"/>
                  <anim:transitionFilter smil:dur="0.5s" smil:targetElement="id18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3-05T15:33:53</meta:creation-date>
    <dc:creator>Sean Ho</dc:creator>
    <dc:date>2008-03-05T17:47:51</dc:date>
    <meta:editing-cycles>3</meta:editing-cycles>
    <meta:editing-duration>PT2H14M2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